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18b2" officeooo:paragraph-rsid="001218b2"/>
    </style:style>
    <style:style style:name="P2" style:family="paragraph" style:parent-style-name="Standard">
      <style:text-properties officeooo:rsid="001218b2" officeooo:paragraph-rsid="00146806"/>
    </style:style>
    <style:style style:name="P3" style:family="paragraph" style:parent-style-name="Standard">
      <style:text-properties fo:font-weight="bold" officeooo:rsid="001218b2" officeooo:paragraph-rsid="001218b2" style:font-weight-asian="bold" style:font-weight-complex="bold"/>
    </style:style>
    <style:style style:name="P4" style:family="paragraph" style:parent-style-name="Standard">
      <style:text-properties fo:font-weight="normal" officeooo:rsid="001218b2" officeooo:paragraph-rsid="001218b2" style:font-weight-asian="normal" style:font-weight-complex="normal"/>
    </style:style>
    <style:style style:name="P5" style:family="paragraph" style:parent-style-name="Standard">
      <style:text-properties fo:font-weight="normal" officeooo:rsid="0016b9ee" officeooo:paragraph-rsid="0016b9ee" style:font-weight-asian="normal" style:font-weight-complex="normal"/>
    </style:style>
    <style:style style:name="P6" style:family="paragraph" style:parent-style-name="Standard">
      <style:text-properties fo:font-weight="bold" officeooo:rsid="001218b2" officeooo:paragraph-rsid="001218b2" style:font-weight-asian="bold" style:font-weight-complex="bold"/>
    </style:style>
    <style:style style:name="P7" style:family="paragraph" style:parent-style-name="Standard">
      <style:text-properties fo:language="nl" fo:country="NL" fo:font-weight="normal" officeooo:rsid="0016b9ee" officeooo:paragraph-rsid="0016b9ee" style:font-weight-asian="normal" style:font-weight-complex="normal"/>
    </style:style>
    <style:style style:name="P8" style:family="paragraph" style:parent-style-name="Standard">
      <style:text-properties fo:language="nl" fo:country="NL" officeooo:rsid="0019f9c8" officeooo:paragraph-rsid="0016b9ee"/>
    </style:style>
    <style:style style:name="P9" style:family="paragraph" style:parent-style-name="Standard">
      <style:text-properties fo:language="nl" fo:country="NL" fo:font-weight="bold" officeooo:rsid="0016b9ee" officeooo:paragraph-rsid="0016b9ee" style:font-weight-asian="bold" style:font-weight-complex="bold"/>
    </style:style>
    <style:style style:name="P10" style:family="paragraph" style:parent-style-name="Standard">
      <style:text-properties officeooo:rsid="0016b9ee" officeooo:paragraph-rsid="0016b9ee"/>
    </style:style>
    <style:style style:name="T1" style:family="text">
      <style:text-properties officeooo:rsid="0016b9ee"/>
    </style:style>
    <style:style style:name="T2" style:family="text">
      <style:text-properties officeooo:rsid="001feb2d"/>
    </style:style>
    <style:style style:name="T3" style:family="text">
      <style:text-properties officeooo:rsid="001e6b60"/>
    </style:style>
    <style:style style:name="T4" style:family="text">
      <style:text-properties officeooo:rsid="001cd8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a</text:p>
      <text:p text:style-name="P3"/>
      <text:p text:style-name="P1"><text:tab/>0101 1001</text:p>
      <text:p text:style-name="P1"><text:tab/>0001 0100</text:p>
      <text:p text:style-name="P1"><text:tab/>-------------x</text:p>
      <text:p text:style-name="P1"><text:tab/>0000 0000</text:p>
      <text:p text:style-name="P2"><text:s text:c="10"/>0000 0000</text:p>
      <text:p text:style-name="P2"><text:s text:c="8"/>0101 1001</text:p>
      <text:p text:style-name="P1"><text:s text:c="6"/>0000 0000</text:p>
      <text:p text:style-name="P1"><text:s text:c="4"/>0101 1001</text:p>
      <text:p text:style-name="P1"><text:s text:c="4"/>-------------------=</text:p>
      <text:p text:style-name="P1"><text:s text:c="4"/>0110 1111 0100</text:p>
      <text:p text:style-name="P1"/>
      <text:p text:style-name="P3">1b</text:p>
      <text:p text:style-name="P3"/>
      <text:p text:style-name="P5"><text:s text:c="11"/>100.001</text:p>
      <text:p text:style-name="P5"><text:s text:c="11"/>_____________</text:p>
      <text:p text:style-name="P5">10100 | 101 100 1.0 00</text:p>
      <text:p text:style-name="P4"><text:tab/> <text:span text:style-name="T1">101 00</text:span></text:p>
      <text:p text:style-name="P4"><text:tab/>_____________</text:p>
      <text:p text:style-name="P4"><text:tab/> <text:s text:c="8"/><text:span text:style-name="T1">100 1 0 0</text:span></text:p>
      <text:p text:style-name="P4"><text:tab/><text:tab/><text:span text:style-name="T1">10 1 0 0 </text:span></text:p>
      <text:p text:style-name="P4"><text:tab/>_____________</text:p>
      <text:p text:style-name="P4"><text:tab/><text:tab/><text:span text:style-name="T1">10 0 0 0</text:span></text:p>
      <text:p text:style-name="P4"/>
      <text:p text:style-name="P7">etc</text:p>
      <text:p text:style-name="P7"/>
      <text:p text:style-name="P9">2c</text:p>
      <text:p text:style-name="P7">Het CPI is bij beiden programma's gelijk omdat de architectuur hetzelfde blijft.</text:p>
      <text:p text:style-name="P3"/>
      <text:p text:style-name="P1"/>
      <text:p text:style-name="P1"/>
      <text:p text:style-name="P1"/>
      <text:p text:style-name="P1"/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3:39:13.894146245</meta:creation-date>
    <dc:date>2014-10-03T16:08:56.374411764</dc:date>
    <meta:editing-duration>PT18H21M27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24" meta:word-count="61" meta:character-count="380" meta:non-whitespace-character-count="264"/>
  </office:meta>
</office:document-meta>
</file>